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0.762cm">
          <draw:text-box>
            <text:p text:style-name="P1"><text:span text:style-name="T1">Hymn #872</text:span></text:p>
            <text:p text:style-name="P1"><text:span text:style-name="T2">“</text:span><text:span text:style-name="T2">Come, Thou Bright and Morning Sta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1.</text:span><text:span text:style-name="T4"> Come, Thou bright and Morning Star,</text:span></text:p>
            <text:p text:style-name="P1"><text:span text:style-name="T4">Light of Light without beginning;</text:span></text:p>
            <text:p text:style-name="P1"><text:span text:style-name="T4">Shine upon us from afar</text:span></text:p>
            <text:p text:style-name="P1"><text:span text:style-name="T4">That we may be kept from sin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384cm" svg:height="3.631cm" svg:x="1.778cm" svg:y="0.762cm">
          <draw:text-box>
            <text:p text:style-name="P1"><text:span text:style-name="T4">Drive away by Thy clear light</text:span></text:p>
            <text:p text:style-name="P1"><text:span text:style-name="T4">Our dark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2.</text:span><text:span text:style-name="T4"> Let Thy grace, like morning dew</text:span></text:p>
            <text:p text:style-name="P1"><text:span text:style-name="T4"><text:s text:c="4"/></text:span><text:span text:style-name="T4">Falling soft on barren places,</text:span></text:p>
            <text:p text:style-name="P1"><text:span text:style-name="T4">Comfort, quicken, and renew</text:span></text:p>
            <text:p text:style-name="P1"><text:span text:style-name="T4"><text:s text:c="4"/></text:span><text:span text:style-name="T4">Our dry souls and dying grace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4.384cm" svg:height="3.631cm" svg:x="1.778cm" svg:y="0.762cm">
          <draw:text-box>
            <text:p text:style-name="P1"><text:span text:style-name="T4">Bless Thy flock from Thy rich store</text:span></text:p>
            <text:p text:style-name="P1"><text:span text:style-name="T4">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3. </text:span><text:span text:style-name="T4">May Thy fervent love destroy</text:span></text:p>
            <text:p text:style-name="P1"><text:span text:style-name="T4">Our cold works, in us awaking</text:span></text:p>
            <text:p text:style-name="P1"><text:span text:style-name="T4">Ardent zeal and holy joy</text:span></text:p>
            <text:p text:style-name="P1"><text:span text:style-name="T4">At the purple morn’s first brea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24.384cm" svg:height="3.631cm" svg:x="1.778cm" svg:y="0.762cm">
          <draw:text-box>
            <text:p text:style-name="P1"><text:span text:style-name="T4">Let us truly rise ere yet</text:span></text:p>
            <text:p text:style-name="P1"><text:span text:style-name="T4">Life has s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4. </text:span><text:span text:style-name="T4">Ah! Thou Dayspring from on high,</text:span></text:p>
            <text:p text:style-name="P1"><text:span text:style-name="T4">Grant that at Thy next appearing</text:span></text:p>
            <text:p text:style-name="P1"><text:span text:style-name="T4">We who in the graves do lie</text:span></text:p>
            <text:p text:style-name="P1"><text:span text:style-name="T4">May arise, Thy summons hear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4" draw:layer="layout" svg:width="24.384cm" svg:height="3.631cm" svg:x="1.778cm" svg:y="0.762cm">
          <draw:text-box>
            <text:p text:style-name="P1"><text:span text:style-name="T4">And rejoice in our new life,</text:span></text:p>
            <text:p text:style-name="P1"><text:span text:style-name="T4">Far from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5. </text:span><text:span text:style-name="T4">Light us to those heav’nly spheres,</text:span></text:p>
            <text:p text:style-name="P1"><text:span text:style-name="T4">Sun of grace, in glory shrouded;</text:span></text:p>
            <text:p text:style-name="P1"><text:span text:style-name="T4">Lead us through this vale of tears</text:span></text:p>
            <text:p text:style-name="P1"><text:span text:style-name="T4">To the land where days uncloud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4" draw:layer="layout" svg:width="24.384cm" svg:height="12.055cm" svg:x="1.778cm" svg:y="0.762cm">
          <draw:text-box>
            <text:p text:style-name="P1"><text:span text:style-name="T4">Purest joy, and perfect peace</text:span></text:p>
            <text:p text:style-name="P1"><text:span text:style-name="T4">Never cease.</text:span></text:p>
            <text:p text:style-name="P1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10:12.400000000</meta:creation-date>
    <dc:date>2017-02-09T10:47:13.243000000</dc:date>
    <meta:editing-duration>PT1H31M10S</meta:editing-duration>
    <meta:editing-cycles>4</meta:editing-cycles>
    <meta:generator>LibreOffice/5.2.4.2$Windows_X86_64 LibreOffice_project/3d5603e1122f0f102b62521720ab13a38a4e0eb0</meta:generator>
    <meta:document-statistic meta:object-count="54"/>
  </office:meta>
</office:document-meta>
</file>